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8.14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4.14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70.55pt"/>
    </style:style>
    <style:style style:name="co6" style:family="table-column">
      <style:table-column-properties fo:break-before="auto" style:column-width="56.35pt"/>
    </style:style>
    <style:style style:name="co7" style:family="table-column">
      <style:table-column-properties fo:break-before="auto" style:column-width="81.75pt"/>
    </style:style>
    <style:style style:name="co8" style:family="table-column">
      <style:table-column-properties fo:break-before="auto" style:column-width="110.86pt"/>
    </style:style>
    <style:style style:name="co9" style:family="table-column">
      <style:table-column-properties fo:break-before="auto" style:column-width="108.6pt"/>
    </style:style>
    <style:style style:name="co10" style:family="table-column">
      <style:table-column-properties fo:break-before="auto" style:column-width="52.64pt"/>
    </style:style>
    <style:style style:name="co11" style:family="table-column">
      <style:table-column-properties fo:break-before="auto" style:column-width="99.3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4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/>
    </style:style>
    <style:style style:name="ce3" style:family="table-cell" style:parent-style-name="Default" style:data-style-name="N122"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end"/>
      <style:text-properties fo:font-weight="bold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end"/>
      <style:text-properties style:font-name="Liberation Sans" fo:font-weight="bold" style:font-name-asian="DejaVu Sans" style:font-name-complex="DejaVu Sans"/>
    </style:style>
  </office:automatic-styles>
  <office:body>
    <office:spreadsheet>
      <table:table table:name="haske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75%</text:p>
          </table:table-cell>
          <table:table-cell office:value-type="float" office:value="3584" calcext:value-type="float">
            <text:p>35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99%</text:p>
          </table:table-cell>
          <table:table-cell office:value-type="float" office:value="93200" calcext:value-type="float">
            <text:p>93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7%</text:p>
          </table:table-cell>
          <table:table-cell office:value-type="float" office:value="3900" calcext:value-type="float">
            <text:p>39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0%</text:p>
          </table:table-cell>
          <table:table-cell office:value-type="float" office:value="3428" calcext:value-type="float">
            <text:p>3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86%</text:p>
          </table:table-cell>
          <table:table-cell office:value-type="float" office:value="12020" calcext:value-type="float">
            <text:p>1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96%</text:p>
          </table:table-cell>
          <table:table-cell office:value-type="float" office:value="4236" calcext:value-type="float">
            <text:p>4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5%</text:p>
          </table:table-cell>
          <table:table-cell office:value-type="float" office:value="6348" calcext:value-type="float">
            <text:p>6348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04%</text:p>
          </table:table-cell>
          <table:table-cell office:value-type="float" office:value="6132" calcext:value-type="float">
            <text:p>6132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36%</text:p>
          </table:table-cell>
          <table:table-cell office:value-type="float" office:value="10220" calcext:value-type="float">
            <text:p>10220</text:p>
          </table:table-cell>
          <table:table-cell office:value-type="float" office:value="1" calcext:value-type="float">
            <text:p>1</text:p>
          </table:table-cell>
          <table:table-cell office:value-type="float" office:value="27726" calcext:value-type="float">
            <text:p>2772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.84" calcext:value-type="float">
            <text:p>5.84</text:p>
          </table:table-cell>
          <table:table-cell office:value-type="float" office:value="6.19" calcext:value-type="float">
            <text:p>6.19</text:p>
          </table:table-cell>
          <table:table-cell office:value-type="float" office:value="1.87" calcext:value-type="float">
            <text:p>1.87</text:p>
          </table:table-cell>
          <table:table-cell table:style-name="ce1" office:value-type="string" calcext:value-type="string">
            <text:p>138%</text:p>
          </table:table-cell>
          <table:table-cell office:value-type="float" office:value="15320" calcext:value-type="float">
            <text:p>15320</text:p>
          </table:table-cell>
          <table:table-cell office:value-type="float" office:value="18" calcext:value-type="float">
            <text:p>18</text:p>
          </table:table-cell>
          <table:table-cell office:value-type="float" office:value="10116" calcext:value-type="float">
            <text:p>1011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24%</text:p>
          </table:table-cell>
          <table:table-cell office:value-type="float" office:value="10408" calcext:value-type="float">
            <text:p>10408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36%</text:p>
          </table:table-cell>
          <table:table-cell office:value-type="float" office:value="12964" calcext:value-type="float">
            <text:p>12964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62%</text:p>
          </table:table-cell>
          <table:table-cell office:value-type="float" office:value="13376" calcext:value-type="float">
            <text:p>1337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53%</text:p>
          </table:table-cell>
          <table:table-cell office:value-type="float" office:value="6256" calcext:value-type="float">
            <text:p>6256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28%</text:p>
          </table:table-cell>
          <table:table-cell office:value-type="float" office:value="9952" calcext:value-type="float">
            <text:p>9952</text:p>
          </table:table-cell>
          <table:table-cell office:value-type="float" office:value="1" calcext:value-type="float">
            <text:p>1</text:p>
          </table:table-cell>
          <table:table-cell office:value-type="float" office:value="6172" calcext:value-type="float">
            <text:p>617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141%</text:p>
          </table:table-cell>
          <table:table-cell office:value-type="float" office:value="9360" calcext:value-type="float">
            <text:p>9360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36%</text:p>
          </table:table-cell>
          <table:table-cell office:value-type="float" office:value="9980" calcext:value-type="float">
            <text:p>9980</text:p>
          </table:table-cell>
          <table:table-cell office:value-type="float" office:value="2" calcext:value-type="float">
            <text:p>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.00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ew_jav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3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table:number-columns-repeated="9" office:value-type="string" calcext:value-type="string">
            <text:p>err</text:p>
          </table:table-cell>
          <table:table-cell table:number-columns-repeated="2" table:style-name="Default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4" office:value-type="string" calcext:value-type="string">
            <text:p>timeout</text:p>
          </table:table-cell>
          <table:table-cell table:style-name="Default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office:value-type="float" office:value="7.37" calcext:value-type="float">
            <text:p>7.37</text:p>
          </table:table-cell>
          <table:table-cell office:value-type="float" office:value="0.06" calcext:value-type="float">
            <text:p>0.06</text:p>
          </table:table-cell>
          <table:table-cell table:style-name="ce5" office:value-type="string" calcext:value-type="string">
            <text:p>167%</text:p>
          </table:table-cell>
          <table:table-cell office:value-type="float" office:value="137756" calcext:value-type="float">
            <text:p>137756</text:p>
          </table:table-cell>
          <table:table-cell office:value-type="float" office:value="971" calcext:value-type="float">
            <text:p>971</text:p>
          </table:table-cell>
          <table:table-cell office:value-type="float" office:value="8452" calcext:value-type="float">
            <text:p>8452</text:p>
          </table:table-cell>
          <table:table-cell office:value-type="float" office:value="0" calcext:value-type="float">
            <text:p>0</text:p>
          </table:table-cell>
          <table:table-cell table:formula="of:=[.C4]/[haskell.C4]" office:value-type="float" office:value="40.2727272727273" calcext:value-type="float">
            <text:p>40.27x</text:p>
          </table:table-cell>
          <table:table-cell table:formula="of:=[.G4]/[haskell.G4]" office:value-type="float" office:value="35.3220512820513" calcext:value-type="float">
            <text:p>35.32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table:number-columns-repeated="9" office:value-type="string" calcext:value-type="string">
            <text:p>err</text:p>
          </table:table-cell>
          <table:table-cell table:number-columns-repeated="2" table:style-name="Default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table:number-columns-repeated="9" office:value-type="string" calcext:value-type="string">
            <text:p>err</text:p>
          </table:table-cell>
          <table:table-cell table:number-columns-repeated="2" table:style-name="Default" office:value-type="string" calcext:value-type="string">
            <text:p>err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86%</text:p>
          </table:table-cell>
          <table:table-cell office:value-type="float" office:value="42856" calcext:value-type="float">
            <text:p>42856</text:p>
          </table:table-cell>
          <table:table-cell office:value-type="float" office:value="31" calcext:value-type="float">
            <text:p>31</text:p>
          </table:table-cell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table:formula="of:=[.C7]/[haskell.C7]" office:value-type="float" office:value="3.33333333333333" calcext:value-type="float">
            <text:p>3.33x</text:p>
          </table:table-cell>
          <table:table-cell table:formula="of:=[.G7]/[haskell.G7]" office:value-type="float" office:value="10.1170915958451" calcext:value-type="float">
            <text:p>10.12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5.7" calcext:value-type="float">
            <text:p>5.7</text:p>
          </table:table-cell>
          <table:table-cell office:value-type="float" office:value="0.08" calcext:value-type="float">
            <text:p>0.08</text:p>
          </table:table-cell>
          <table:table-cell table:style-name="ce5" office:value-type="string" calcext:value-type="string">
            <text:p>241%</text:p>
          </table:table-cell>
          <table:table-cell office:value-type="float" office:value="146276" calcext:value-type="float">
            <text:p>146276</text:p>
          </table:table-cell>
          <table:table-cell office:value-type="float" office:value="2960" calcext:value-type="float">
            <text:p>2960</text:p>
          </table:table-cell>
          <table:table-cell office:value-type="float" office:value="7850" calcext:value-type="float">
            <text:p>7850</text:p>
          </table:table-cell>
          <table:table-cell office:value-type="float" office:value="0" calcext:value-type="float">
            <text:p>0</text:p>
          </table:table-cell>
          <table:table-cell table:formula="of:=[.C8]/[haskell.C8]" office:value-type="float" office:value="26.5555555555556" calcext:value-type="float">
            <text:p>26.56x</text:p>
          </table:table-cell>
          <table:table-cell table:formula="of:=[.G8]/[haskell.G8]" office:value-type="float" office:value="23.0428481411468" calcext:value-type="float">
            <text:p>23.04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6.77" calcext:value-type="float">
            <text:p>6.77</text:p>
          </table:table-cell>
          <table:table-cell office:value-type="float" office:value="0.14" calcext:value-type="float">
            <text:p>0.14</text:p>
          </table:table-cell>
          <table:table-cell table:style-name="ce5" office:value-type="string" calcext:value-type="string">
            <text:p>300%</text:p>
          </table:table-cell>
          <table:table-cell office:value-type="float" office:value="143580" calcext:value-type="float">
            <text:p>143580</text:p>
          </table:table-cell>
          <table:table-cell office:value-type="float" office:value="3704" calcext:value-type="float">
            <text:p>3704</text:p>
          </table:table-cell>
          <table:table-cell office:value-type="float" office:value="8809" calcext:value-type="float">
            <text:p>8809</text:p>
          </table:table-cell>
          <table:table-cell office:value-type="float" office:value="0" calcext:value-type="float">
            <text:p>0</text:p>
          </table:table-cell>
          <table:table-cell table:formula="of:=[.C9]/[haskell.C9]" office:value-type="float" office:value="46" calcext:value-type="float">
            <text:p>46.00x</text:p>
          </table:table-cell>
          <table:table-cell table:formula="of:=[.G9]/[haskell.G9]" office:value-type="float" office:value="23.4148727984344" calcext:value-type="float">
            <text:p>23.41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.27" calcext:value-type="float">
            <text:p>2.27</text:p>
          </table:table-cell>
          <table:table-cell office:value-type="float" office:value="0.05" calcext:value-type="float">
            <text:p>0.05</text:p>
          </table:table-cell>
          <table:table-cell table:style-name="ce5" office:value-type="string" calcext:value-type="string">
            <text:p>289%</text:p>
          </table:table-cell>
          <table:table-cell office:value-type="float" office:value="151696" calcext:value-type="float">
            <text:p>151696</text:p>
          </table:table-cell>
          <table:table-cell office:value-type="float" office:value="614" calcext:value-type="float">
            <text:p>614</text:p>
          </table:table-cell>
          <table:table-cell office:value-type="float" office:value="2313" calcext:value-type="float">
            <text:p>2313</text:p>
          </table:table-cell>
          <table:table-cell office:value-type="float" office:value="0" calcext:value-type="float">
            <text:p>0</text:p>
          </table:table-cell>
          <table:table-cell table:formula="of:=[.C10]/[haskell.C10]" office:value-type="float" office:value="3.63636363636364" calcext:value-type="float">
            <text:p>3.64x</text:p>
          </table:table-cell>
          <table:table-cell table:formula="of:=[.G10]/[haskell.G10]" office:value-type="float" office:value="14.8430528375734" calcext:value-type="float">
            <text:p>14.84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4.48" calcext:value-type="float">
            <text:p>4.48</text:p>
          </table:table-cell>
          <table:table-cell office:value-type="float" office:value="0.36" calcext:value-type="float">
            <text:p>0.36</text:p>
          </table:table-cell>
          <table:table-cell table:style-name="ce6" office:value-type="percentage" office:value="1.14" calcext:value-type="percentage">
            <text:p>114.00%</text:p>
          </table:table-cell>
          <table:table-cell office:value-type="float" office:value="810860" calcext:value-type="float">
            <text:p>810860</text:p>
          </table:table-cell>
          <table:table-cell office:value-type="float" office:value="191" calcext:value-type="float">
            <text:p>191</text:p>
          </table:table-cell>
          <table:table-cell office:value-type="float" office:value="6106" calcext:value-type="float">
            <text:p>6106</text:p>
          </table:table-cell>
          <table:table-cell office:value-type="float" office:value="0" calcext:value-type="float">
            <text:p>0</text:p>
          </table:table-cell>
          <table:table-cell table:formula="of:=[.C11]/[haskell.C11]" office:value-type="float" office:value="0.724315068493151" calcext:value-type="float">
            <text:p>0.72x</text:p>
          </table:table-cell>
          <table:table-cell table:formula="of:=[.G11]/[haskell.G11]" office:value-type="float" office:value="52.9281984334204" calcext:value-type="float">
            <text:p>52.93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207%</text:p>
          </table:table-cell>
          <table:table-cell office:value-type="float" office:value="49100" calcext:value-type="float">
            <text:p>49100</text:p>
          </table:table-cell>
          <table:table-cell office:value-type="float" office:value="102" calcext:value-type="float">
            <text:p>102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[.C12]/[haskell.C12]" office:value-type="float" office:value="4.4" calcext:value-type="float">
            <text:p>4.40x</text:p>
          </table:table-cell>
          <table:table-cell table:formula="of:=[.G12]/[haskell.G12]" office:value-type="float" office:value="4.71752498078401" calcext:value-type="float">
            <text:p>4.72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.02" calcext:value-type="float">
            <text:p>0.02</text:p>
          </table:table-cell>
          <table:table-cell table:style-name="ce5" office:value-type="string" calcext:value-type="string">
            <text:p>173%</text:p>
          </table:table-cell>
          <table:table-cell office:value-type="float" office:value="43016" calcext:value-type="float">
            <text:p>43016</text:p>
          </table:table-cell>
          <table:table-cell office:value-type="float" office:value="111" calcext:value-type="float">
            <text:p>111</text:p>
          </table:table-cell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[.C13]/[haskell.C13]" office:value-type="float" office:value="6.66666666666667" calcext:value-type="float">
            <text:p>6.67x</text:p>
          </table:table-cell>
          <table:table-cell table:formula="of:=[.G13]/[haskell.G13]" office:value-type="float" office:value="3.31811169392163" calcext:value-type="float">
            <text:p>3.32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73" calcext:value-type="float">
            <text:p>0.73</text:p>
          </table:table-cell>
          <table:table-cell office:value-type="float" office:value="0.02" calcext:value-type="float">
            <text:p>0.02</text:p>
          </table:table-cell>
          <table:table-cell table:style-name="ce5" office:value-type="string" calcext:value-type="string">
            <text:p>240%</text:p>
          </table:table-cell>
          <table:table-cell office:value-type="float" office:value="69420" calcext:value-type="float">
            <text:p>69420</text:p>
          </table:table-cell>
          <table:table-cell office:value-type="float" office:value="871" calcext:value-type="float">
            <text:p>871</text:p>
          </table:table-cell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 table:formula="of:=[.C14]/[haskell.C14]" office:value-type="float" office:value="15.5" calcext:value-type="float">
            <text:p>15.50x</text:p>
          </table:table-cell>
          <table:table-cell table:formula="of:=[.G14]/[haskell.G14]" office:value-type="float" office:value="5.18989234449761" calcext:value-type="float">
            <text:p>5.19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01" calcext:value-type="float">
            <text:p>0.01</text:p>
          </table:table-cell>
          <table:table-cell table:style-name="ce5" office:value-type="string" calcext:value-type="string">
            <text:p>189%</text:p>
          </table:table-cell>
          <table:table-cell office:value-type="float" office:value="45320" calcext:value-type="float">
            <text:p>45320</text:p>
          </table:table-cell>
          <table:table-cell office:value-type="float" office:value="305" calcext:value-type="float">
            <text:p>305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  <table:table-cell table:formula="of:=[.C15]/[haskell.C15]" office:value-type="float" office:value="5" calcext:value-type="float">
            <text:p>5.00x</text:p>
          </table:table-cell>
          <table:table-cell table:formula="of:=[.G15]/[haskell.G15]" office:value-type="float" office:value="7.24424552429668" calcext:value-type="float">
            <text:p>7.24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  <table:table-cell office:value-type="float" office:value="0.18" calcext:value-type="float">
            <text:p>0.18</text:p>
          </table:table-cell>
          <table:table-cell table:style-name="ce5" office:value-type="string" calcext:value-type="string">
            <text:p>306%</text:p>
          </table:table-cell>
          <table:table-cell office:value-type="float" office:value="104144" calcext:value-type="float">
            <text:p>104144</text:p>
          </table:table-cell>
          <table:table-cell office:value-type="float" office:value="30818" calcext:value-type="float">
            <text:p>30818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table:formula="of:=[.C16]/[haskell.C16]" office:value-type="float" office:value="14.25" calcext:value-type="float">
            <text:p>14.25x</text:p>
          </table:table-cell>
          <table:table-cell table:formula="of:=[.G16]/[haskell.G16]" office:value-type="float" office:value="10.4646302250804" calcext:value-type="float">
            <text:p>10.46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66%</text:p>
          </table:table-cell>
          <table:table-cell office:value-type="float" office:value="44584" calcext:value-type="float">
            <text:p>44584</text:p>
          </table:table-cell>
          <table:table-cell office:value-type="float" office:value="95" calcext:value-type="float">
            <text:p>95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[.C17]/[haskell.C17]" office:value-type="float" office:value="4" calcext:value-type="float">
            <text:p>4.00x</text:p>
          </table:table-cell>
          <table:table-cell table:formula="of:=[.G17]/[haskell.G17]" office:value-type="float" office:value="4.76324786324786" calcext:value-type="float">
            <text:p>4.76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173%</text:p>
          </table:table-cell>
          <table:table-cell office:value-type="float" office:value="42752" calcext:value-type="float">
            <text:p>42752</text:p>
          </table:table-cell>
          <table:table-cell office:value-type="float" office:value="44" calcext:value-type="float">
            <text:p>44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formula="of:=[.C18]/[haskell.C18]" office:value-type="float" office:value="1" calcext:value-type="float">
            <text:p>1.00x</text:p>
          </table:table-cell>
          <table:table-cell table:formula="of:=[.G18]/[haskell.G18]" office:value-type="float" office:value="4.28376753507014" calcext:value-type="float">
            <text:p>4.28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ld_java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198%</text:p>
          </table:table-cell>
          <table:table-cell office:value-type="float" office:value="73340" calcext:value-type="float">
            <text:p>73340</text:p>
          </table:table-cell>
          <table:table-cell office:value-type="float" office:value="83" calcext:value-type="float">
            <text:p>83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31" calcext:value-type="float">
            <text:p>31.00x</text:p>
          </table:table-cell>
          <table:table-cell table:style-name="ce3" table:formula="of:=[.G2]/[haskell.G2]" office:value-type="float" office:value="20.4631696428571" calcext:value-type="float">
            <text:p>20.46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9" office:value-type="string" calcext:value-type="string">
            <text:p>out-of-mem</text:p>
          </table:table-cell>
          <table:table-cell table:number-columns-repeated="2" table:style-name="Default" office:value-type="string" calcext:value-type="string">
            <text:p>out-of-mem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6.56" calcext:value-type="float">
            <text:p>16.56</text:p>
          </table:table-cell>
          <table:table-cell office:value-type="float" office:value="20.25" calcext:value-type="float">
            <text:p>20.25</text:p>
          </table:table-cell>
          <table:table-cell office:value-type="float" office:value="0.12" calcext:value-type="float">
            <text:p>0.12</text:p>
          </table:table-cell>
          <table:table-cell table:style-name="ce1" office:value-type="string" calcext:value-type="string">
            <text:p>123%</text:p>
          </table:table-cell>
          <table:table-cell office:value-type="float" office:value="658188" calcext:value-type="float">
            <text:p>658188</text:p>
          </table:table-cell>
          <table:table-cell office:value-type="float" office:value="280" calcext:value-type="float">
            <text:p>280</text:p>
          </table:table-cell>
          <table:table-cell office:value-type="float" office:value="3169" calcext:value-type="float">
            <text:p>3169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50.545454545455" calcext:value-type="float">
            <text:p>150.55x</text:p>
          </table:table-cell>
          <table:table-cell table:style-name="ce3" table:formula="of:=[.G4]/[haskell.G4]" office:value-type="float" office:value="168.766153846154" calcext:value-type="float">
            <text:p>168.77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table:style-name="ce1" office:value-type="string" calcext:value-type="string">
            <text:p>149%</text:p>
          </table:table-cell>
          <table:table-cell office:value-type="float" office:value="54564" calcext:value-type="float">
            <text:p>54564</text:p>
          </table:table-cell>
          <table:table-cell office:value-type="float" office:value="42" calcext:value-type="float">
            <text:p>42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14" calcext:value-type="float">
            <text:p>14.00x</text:p>
          </table:table-cell>
          <table:table-cell table:style-name="ce3" table:formula="of:=[.G5]/[haskell.G5]" office:value-type="float" office:value="15.9171528588098" calcext:value-type="float">
            <text:p>15.92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3.29" calcext:value-type="float">
            <text:p>3.29</text:p>
          </table:table-cell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300%</text:p>
          </table:table-cell>
          <table:table-cell office:value-type="float" office:value="192328" calcext:value-type="float">
            <text:p>192328</text:p>
          </table:table-cell>
          <table:table-cell office:value-type="float" office:value="216" calcext:value-type="float">
            <text:p>216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style-name="ce3" table:formula="of:=[.C6]/[haskell.C6]" office:value-type="float" office:value="111" calcext:value-type="float">
            <text:p>111.00x</text:p>
          </table:table-cell>
          <table:table-cell table:style-name="ce3" table:formula="of:=[.G6]/[haskell.G6]" office:value-type="float" office:value="16.0006655574043" calcext:value-type="float">
            <text:p>16.00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office:value-type="float" office:value="0" calcext:value-type="float">
            <text:p>0</text:p>
          </table:table-cell>
          <table:table-cell office:value-type="float" office:value="7.35" calcext:value-type="float">
            <text:p>7.35</text:p>
          </table:table-cell>
          <table:table-cell office:value-type="float" office:value="15.01" calcext:value-type="float">
            <text:p>15.01</text:p>
          </table:table-cell>
          <table:table-cell office:value-type="float" office:value="1.38" calcext:value-type="float">
            <text:p>1.38</text:p>
          </table:table-cell>
          <table:table-cell table:style-name="ce1" office:value-type="string" calcext:value-type="string">
            <text:p>223%</text:p>
          </table:table-cell>
          <table:table-cell office:value-type="float" office:value="830612" calcext:value-type="float">
            <text:p>830612</text:p>
          </table:table-cell>
          <table:table-cell office:value-type="float" office:value="3911" calcext:value-type="float">
            <text:p>3911</text:p>
          </table:table-cell>
          <table:table-cell office:value-type="float" office:value="574595" calcext:value-type="float">
            <text:p>574595</text:p>
          </table:table-cell>
          <table:table-cell office:value-type="float" office:value="0" calcext:value-type="float">
            <text:p>0</text:p>
          </table:table-cell>
          <table:table-cell table:style-name="ce3" table:formula="of:=[.C7]/[haskell.C7]" office:value-type="float" office:value="122.5" calcext:value-type="float">
            <text:p>122.50x</text:p>
          </table:table-cell>
          <table:table-cell table:style-name="ce3" table:formula="of:=[.G7]/[haskell.G7]" office:value-type="float" office:value="196.084041548631" calcext:value-type="float">
            <text:p>196.08x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9.61" calcext:value-type="float">
            <text:p>9.61</text:p>
          </table:table-cell>
          <table:table-cell office:value-type="float" office:value="0.06" calcext:value-type="float">
            <text:p>0.06</text:p>
          </table:table-cell>
          <table:table-cell table:style-name="ce1" office:value-type="string" calcext:value-type="string">
            <text:p>136%</text:p>
          </table:table-cell>
          <table:table-cell office:value-type="float" office:value="487328" calcext:value-type="float">
            <text:p>487328</text:p>
          </table:table-cell>
          <table:table-cell office:value-type="float" office:value="306" calcext:value-type="float">
            <text:p>30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78.8888888888889" calcext:value-type="float">
            <text:p>78.89x</text:p>
          </table:table-cell>
          <table:table-cell table:style-name="ce3" table:formula="of:=[.G8]/[haskell.G8]" office:value-type="float" office:value="76.7687460617517" calcext:value-type="float">
            <text:p>76.77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7.82" calcext:value-type="float">
            <text:p>7.82</text:p>
          </table:table-cell>
          <table:table-cell office:value-type="float" office:value="10.96" calcext:value-type="float">
            <text:p>10.96</text:p>
          </table:table-cell>
          <table:table-cell office:value-type="float" office:value="0.08" calcext:value-type="float">
            <text:p>0.08</text:p>
          </table:table-cell>
          <table:table-cell table:style-name="ce1" office:value-type="string" calcext:value-type="string">
            <text:p>141%</text:p>
          </table:table-cell>
          <table:table-cell office:value-type="float" office:value="354432" calcext:value-type="float">
            <text:p>354432</text:p>
          </table:table-cell>
          <table:table-cell office:value-type="float" office:value="315" calcext:value-type="float">
            <text:p>315</text:p>
          </table:table-cell>
          <table:table-cell office:value-type="float" office:value="2431" calcext:value-type="float">
            <text:p>2431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156.4" calcext:value-type="float">
            <text:p>156.40x</text:p>
          </table:table-cell>
          <table:table-cell table:style-name="ce3" table:formula="of:=[.G9]/[haskell.G9]" office:value-type="float" office:value="57.8003913894325" calcext:value-type="float">
            <text:p>57.80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office:value-type="float" office:value="9.64" calcext:value-type="float">
            <text:p>9.64</text:p>
          </table:table-cell>
          <table:table-cell office:value-type="float" office:value="4.38" calcext:value-type="float">
            <text:p>4.38</text:p>
          </table:table-cell>
          <table:table-cell table:style-name="ce1" office:value-type="string" calcext:value-type="string">
            <text:p>235%</text:p>
          </table:table-cell>
          <table:table-cell office:value-type="float" office:value="755740" calcext:value-type="float">
            <text:p>755740</text:p>
          </table:table-cell>
          <table:table-cell office:value-type="float" office:value="70535" calcext:value-type="float">
            <text:p>70535</text:p>
          </table:table-cell>
          <table:table-cell office:value-type="float" office:value="462929" calcext:value-type="float">
            <text:p>462929</text:p>
          </table:table-cell>
          <table:table-cell office:value-type="float" office:value="0" calcext:value-type="float">
            <text:p>0</text:p>
          </table:table-cell>
          <table:table-cell table:style-name="ce3" table:formula="of:=[.C10]/[haskell.C10]" office:value-type="float" office:value="27.0909090909091" calcext:value-type="float">
            <text:p>27.09x</text:p>
          </table:table-cell>
          <table:table-cell table:style-name="ce3" table:formula="of:=[.G10]/[haskell.G10]" office:value-type="float" office:value="73.9471624266145" calcext:value-type="float">
            <text:p>73.95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86.78" calcext:value-type="float">
            <text:p>86.78</text:p>
          </table:table-cell>
          <table:table-cell office:value-type="float" office:value="336.12" calcext:value-type="float">
            <text:p>336.12</text:p>
          </table:table-cell>
          <table:table-cell office:value-type="float" office:value="1.51" calcext:value-type="float">
            <text:p>1.51</text:p>
          </table:table-cell>
          <table:table-cell table:style-name="ce1" office:value-type="string" calcext:value-type="string">
            <text:p>389%</text:p>
          </table:table-cell>
          <table:table-cell office:value-type="float" office:value="792784" calcext:value-type="float">
            <text:p>792784</text:p>
          </table:table-cell>
          <table:table-cell office:value-type="float" office:value="10670" calcext:value-type="float">
            <text:p>10670</text:p>
          </table:table-cell>
          <table:table-cell office:value-type="float" office:value="17845" calcext:value-type="float">
            <text:p>17845</text:p>
          </table:table-cell>
          <table:table-cell office:value-type="float" office:value="0" calcext:value-type="float">
            <text:p>0</text:p>
          </table:table-cell>
          <table:table-cell table:style-name="ce3" table:formula="of:=[.C11]/[haskell.C11]" office:value-type="float" office:value="14.8595890410959" calcext:value-type="float">
            <text:p>14.86x</text:p>
          </table:table-cell>
          <table:table-cell table:style-name="ce3" table:formula="of:=[.G11]/[haskell.G11]" office:value-type="float" office:value="51.7483028720627" calcext:value-type="float">
            <text:p>51.75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96.66" calcext:value-type="float">
            <text:p>96.66</text:p>
          </table:table-cell>
          <table:table-cell office:value-type="float" office:value="376.96" calcext:value-type="float">
            <text:p>376.96</text:p>
          </table:table-cell>
          <table:table-cell office:value-type="float" office:value="1.5" calcext:value-type="float">
            <text:p>1.5</text:p>
          </table:table-cell>
          <table:table-cell table:style-name="ce1" office:value-type="string" calcext:value-type="string">
            <text:p>391%</text:p>
          </table:table-cell>
          <table:table-cell office:value-type="float" office:value="796512" calcext:value-type="float">
            <text:p>796512</text:p>
          </table:table-cell>
          <table:table-cell office:value-type="float" office:value="12387" calcext:value-type="float">
            <text:p>12387</text:p>
          </table:table-cell>
          <table:table-cell office:value-type="float" office:value="19761" calcext:value-type="float">
            <text:p>19761</text:p>
          </table:table-cell>
          <table:table-cell office:value-type="float" office:value="0" calcext:value-type="float">
            <text:p>0</text:p>
          </table:table-cell>
          <table:table-cell table:style-name="ce3" table:formula="of:=[.C12]/[haskell.C12]" office:value-type="float" office:value="1933.2" calcext:value-type="float">
            <text:p>1933.20x</text:p>
          </table:table-cell>
          <table:table-cell table:style-name="ce3" table:formula="of:=[.G12]/[haskell.G12]" office:value-type="float" office:value="76.5288239815527" calcext:value-type="float">
            <text:p>76.53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6.95" calcext:value-type="float">
            <text:p>6.95</text:p>
          </table:table-cell>
          <table:table-cell office:value-type="float" office:value="7.94" calcext:value-type="float">
            <text:p>7.94</text:p>
          </table:table-cell>
          <table:table-cell office:value-type="float" office:value="4.25" calcext:value-type="float">
            <text:p>4.25</text:p>
          </table:table-cell>
          <table:table-cell table:style-name="ce1" office:value-type="string" calcext:value-type="string">
            <text:p>175%</text:p>
          </table:table-cell>
          <table:table-cell office:value-type="float" office:value="1172832" calcext:value-type="float">
            <text:p>1172832</text:p>
          </table:table-cell>
          <table:table-cell office:value-type="float" office:value="11223" calcext:value-type="float">
            <text:p>11223</text:p>
          </table:table-cell>
          <table:table-cell office:value-type="float" office:value="209141" calcext:value-type="float">
            <text:p>209141</text:p>
          </table:table-cell>
          <table:table-cell office:value-type="float" office:value="0" calcext:value-type="float">
            <text:p>0</text:p>
          </table:table-cell>
          <table:table-cell table:style-name="ce3" table:formula="of:=[.C13]/[haskell.C13]" office:value-type="float" office:value="231.666666666667" calcext:value-type="float">
            <text:p>231.67x</text:p>
          </table:table-cell>
          <table:table-cell table:style-name="ce3" table:formula="of:=[.G13]/[haskell.G13]" office:value-type="float" office:value="90.4683739586547" calcext:value-type="float">
            <text:p>90.47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15.79" calcext:value-type="float">
            <text:p>15.79</text:p>
          </table:table-cell>
          <table:table-cell office:value-type="float" office:value="0.15" calcext:value-type="float">
            <text:p>0.15</text:p>
          </table:table-cell>
          <table:table-cell table:style-name="ce1" office:value-type="string" calcext:value-type="string">
            <text:p>182%</text:p>
          </table:table-cell>
          <table:table-cell office:value-type="float" office:value="788196" calcext:value-type="float">
            <text:p>788196</text:p>
          </table:table-cell>
          <table:table-cell office:value-type="float" office:value="653" calcext:value-type="float">
            <text:p>653</text:p>
          </table:table-cell>
          <table:table-cell office:value-type="float" office:value="2920" calcext:value-type="float">
            <text:p>2920</text:p>
          </table:table-cell>
          <table:table-cell office:value-type="float" office:value="0" calcext:value-type="float">
            <text:p>0</text:p>
          </table:table-cell>
          <table:table-cell table:style-name="ce3" table:formula="of:=[.C14]/[haskell.C14]" office:value-type="float" office:value="437" calcext:value-type="float">
            <text:p>437.00x</text:p>
          </table:table-cell>
          <table:table-cell table:style-name="ce3" table:formula="of:=[.G14]/[haskell.G14]" office:value-type="float" office:value="58.9261363636364" calcext:value-type="float">
            <text:p>58.93x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office:value-type="float" office:value="6.59" calcext:value-type="float">
            <text:p>6.59</text:p>
          </table:table-cell>
          <table:table-cell office:value-type="float" office:value="1.35" calcext:value-type="float">
            <text:p>1.35</text:p>
          </table:table-cell>
          <table:table-cell table:style-name="ce1" office:value-type="string" calcext:value-type="string">
            <text:p>263%</text:p>
          </table:table-cell>
          <table:table-cell office:value-type="float" office:value="803224" calcext:value-type="float">
            <text:p>803224</text:p>
          </table:table-cell>
          <table:table-cell office:value-type="float" office:value="11445" calcext:value-type="float">
            <text:p>11445</text:p>
          </table:table-cell>
          <table:table-cell office:value-type="float" office:value="156237" calcext:value-type="float">
            <text:p>156237</text:p>
          </table:table-cell>
          <table:table-cell office:value-type="float" office:value="0" calcext:value-type="float">
            <text:p>0</text:p>
          </table:table-cell>
          <table:table-cell table:style-name="ce3" table:formula="of:=[.C15]/[haskell.C15]" office:value-type="float" office:value="75.25" calcext:value-type="float">
            <text:p>75.25x</text:p>
          </table:table-cell>
          <table:table-cell table:style-name="ce3" table:formula="of:=[.G15]/[haskell.G15]" office:value-type="float" office:value="128.392583120205" calcext:value-type="float">
            <text:p>128.39x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3.98" calcext:value-type="float">
            <text:p>3.98</text:p>
          </table:table-cell>
          <table:table-cell office:value-type="float" office:value="1.21" calcext:value-type="float">
            <text:p>1.21</text:p>
          </table:table-cell>
          <table:table-cell table:style-name="ce1" office:value-type="string" calcext:value-type="string">
            <text:p>205%</text:p>
          </table:table-cell>
          <table:table-cell office:value-type="float" office:value="797100" calcext:value-type="float">
            <text:p>797100</text:p>
          </table:table-cell>
          <table:table-cell office:value-type="float" office:value="7313" calcext:value-type="float">
            <text:p>7313</text:p>
          </table:table-cell>
          <table:table-cell office:value-type="float" office:value="95422" calcext:value-type="float">
            <text:p>95422</text:p>
          </table:table-cell>
          <table:table-cell office:value-type="float" office:value="0" calcext:value-type="float">
            <text:p>0</text:p>
          </table:table-cell>
          <table:table-cell table:style-name="ce3" table:formula="of:=[.C16]/[haskell.C16]" office:value-type="float" office:value="63.25" calcext:value-type="float">
            <text:p>63.25x</text:p>
          </table:table-cell>
          <table:table-cell table:style-name="ce3" table:formula="of:=[.G16]/[haskell.G16]" office:value-type="float" office:value="80.0944533762058" calcext:value-type="float">
            <text:p>80.09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5.22" calcext:value-type="float">
            <text:p>25.22</text:p>
          </table:table-cell>
          <table:table-cell office:value-type="float" office:value="8.01" calcext:value-type="float">
            <text:p>8.01</text:p>
          </table:table-cell>
          <table:table-cell table:style-name="ce1" office:value-type="string" calcext:value-type="string">
            <text:p>144%</text:p>
          </table:table-cell>
          <table:table-cell office:value-type="float" office:value="1183192" calcext:value-type="float">
            <text:p>1183192</text:p>
          </table:table-cell>
          <table:table-cell office:value-type="float" office:value="13535" calcext:value-type="float">
            <text:p>13535</text:p>
          </table:table-cell>
          <table:table-cell office:value-type="float" office:value="283306" calcext:value-type="float">
            <text:p>283306</text:p>
          </table:table-cell>
          <table:table-cell office:value-type="float" office:value="0" calcext:value-type="float">
            <text:p>0</text:p>
          </table:table-cell>
          <table:table-cell table:style-name="ce3" table:formula="of:=[.C17]/[haskell.C17]" office:value-type="float" office:value="460" calcext:value-type="float">
            <text:p>460.00x</text:p>
          </table:table-cell>
          <table:table-cell table:style-name="ce3" table:formula="of:=[.G17]/[haskell.G17]" office:value-type="float" office:value="126.409401709402" calcext:value-type="float">
            <text:p>126.41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38.07" calcext:value-type="float">
            <text:p>38.07</text:p>
          </table:table-cell>
          <table:table-cell office:value-type="float" office:value="54.29" calcext:value-type="float">
            <text:p>54.29</text:p>
          </table:table-cell>
          <table:table-cell office:value-type="float" office:value="16.62" calcext:value-type="float">
            <text:p>16.62</text:p>
          </table:table-cell>
          <table:table-cell table:style-name="ce1" office:value-type="string" calcext:value-type="string">
            <text:p>186%</text:p>
          </table:table-cell>
          <table:table-cell office:value-type="float" office:value="1099024" calcext:value-type="float">
            <text:p>1099024</text:p>
          </table:table-cell>
          <table:table-cell office:value-type="float" office:value="10868" calcext:value-type="float">
            <text:p>10868</text:p>
          </table:table-cell>
          <table:table-cell office:value-type="float" office:value="1626682" calcext:value-type="float">
            <text:p>1626682</text:p>
          </table:table-cell>
          <table:table-cell office:value-type="float" office:value="0" calcext:value-type="float">
            <text:p>0</text:p>
          </table:table-cell>
          <table:table-cell table:style-name="ce3" table:formula="of:=[.C18]/[haskell.C18]" office:value-type="float" office:value="190.35" calcext:value-type="float">
            <text:p>190.35x</text:p>
          </table:table-cell>
          <table:table-cell table:style-name="ce3" table:formula="of:=[.G18]/[haskell.G18]" office:value-type="float" office:value="110.122645290581" calcext:value-type="float">
            <text:p>110.12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rla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ce2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table:style-name="ce1" office:value-type="string" calcext:value-type="string">
            <text:p>22%</text:p>
          </table:table-cell>
          <table:table-cell office:value-type="float" office:value="22824" calcext:value-type="float">
            <text:p>22824</text:p>
          </table:table-cell>
          <table:table-cell office:value-type="float" office:value="129" calcext:value-type="float">
            <text:p>129</text:p>
          </table:table-cell>
          <table:table-cell office:value-type="float" office:value="5727" calcext:value-type="float">
            <text:p>5727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128" calcext:value-type="float">
            <text:p>128.00x</text:p>
          </table:table-cell>
          <table:table-cell table:style-name="ce3" table:formula="of:=[.G2]/[haskell.G2]" office:value-type="float" office:value="6.36830357142857" calcext:value-type="float">
            <text:p>6.37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9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.59" calcext:value-type="float">
            <text:p>0.59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39%</text:p>
          </table:table-cell>
          <table:table-cell office:value-type="float" office:value="24796" calcext:value-type="float">
            <text:p>24796</text:p>
          </table:table-cell>
          <table:table-cell office:value-type="float" office:value="218" calcext:value-type="float">
            <text:p>218</text:p>
          </table:table-cell>
          <table:table-cell office:value-type="float" office:value="5081" calcext:value-type="float">
            <text:p>5081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4.8181818181818" calcext:value-type="float">
            <text:p>14.82x</text:p>
          </table:table-cell>
          <table:table-cell table:style-name="ce3" table:formula="of:=[.G4]/[haskell.G4]" office:value-type="float" office:value="6.35794871794872" calcext:value-type="float">
            <text:p>6.36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1.24" calcext:value-type="float">
            <text:p>1.2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19%</text:p>
          </table:table-cell>
          <table:table-cell office:value-type="float" office:value="22688" calcext:value-type="float">
            <text:p>22688</text:p>
          </table:table-cell>
          <table:table-cell office:value-type="float" office:value="110" calcext:value-type="float">
            <text:p>110</text:p>
          </table:table-cell>
          <table:table-cell office:value-type="float" office:value="5021" calcext:value-type="float">
            <text:p>5021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124" calcext:value-type="float">
            <text:p>124.00x</text:p>
          </table:table-cell>
          <table:table-cell table:style-name="ce3" table:formula="of:=[.G5]/[haskell.G5]" office:value-type="float" office:value="6.61843640606768" calcext:value-type="float">
            <text:p>6.62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office:value-type="float" office:value="0" calcext:value-type="float">
            <text:p>0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table:style-name="ce1" office:value-type="string" calcext:value-type="string">
            <text:p>23%</text:p>
          </table:table-cell>
          <table:table-cell office:value-type="float" office:value="40716" calcext:value-type="float">
            <text:p>40716</text:p>
          </table:table-cell>
          <table:table-cell office:value-type="float" office:value="55" calcext:value-type="float">
            <text:p>55</text:p>
          </table:table-cell>
          <table:table-cell office:value-type="float" office:value="5577" calcext:value-type="float">
            <text:p>5577</text:p>
          </table:table-cell>
          <table:table-cell office:value-type="float" office:value="0" calcext:value-type="float">
            <text:p>0</text:p>
          </table:table-cell>
          <table:table-cell table:style-name="ce3" table:formula="of:=[.C6]/[haskell.C6]" office:value-type="float" office:value="129" calcext:value-type="float">
            <text:p>129.00x</text:p>
          </table:table-cell>
          <table:table-cell table:style-name="ce3" table:formula="of:=[.G6]/[haskell.G6]" office:value-type="float" office:value="3.3873544093178" calcext:value-type="float">
            <text:p>3.39x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table:number-columns-repeated="9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.15" calcext:value-type="float">
            <text:p>1.15</text:p>
          </table:table-cell>
          <table:table-cell office:value-type="float" office:value="0.13" calcext:value-type="float">
            <text:p>0.13</text:p>
          </table:table-cell>
          <table:table-cell table:style-name="ce1" office:value-type="string" calcext:value-type="string">
            <text:p>78%</text:p>
          </table:table-cell>
          <table:table-cell office:value-type="float" office:value="30492" calcext:value-type="float">
            <text:p>30492</text:p>
          </table:table-cell>
          <table:table-cell office:value-type="float" office:value="3737" calcext:value-type="float">
            <text:p>3737</text:p>
          </table:table-cell>
          <table:table-cell office:value-type="float" office:value="10302" calcext:value-type="float">
            <text:p>10302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18.3333333333333" calcext:value-type="float">
            <text:p>18.33x</text:p>
          </table:table-cell>
          <table:table-cell table:style-name="ce3" table:formula="of:=[.G8]/[haskell.G8]" office:value-type="float" office:value="4.80340264650284" calcext:value-type="float">
            <text:p>4.80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.24" calcext:value-type="float">
            <text:p>1.24</text:p>
          </table:table-cell>
          <table:table-cell office:value-type="float" office:value="0.21" calcext:value-type="float">
            <text:p>0.21</text:p>
          </table:table-cell>
          <table:table-cell table:style-name="ce1" office:value-type="string" calcext:value-type="string">
            <text:p>76%</text:p>
          </table:table-cell>
          <table:table-cell office:value-type="float" office:value="26184" calcext:value-type="float">
            <text:p>26184</text:p>
          </table:table-cell>
          <table:table-cell office:value-type="float" office:value="50064" calcext:value-type="float">
            <text:p>50064</text:p>
          </table:table-cell>
          <table:table-cell office:value-type="float" office:value="12355" calcext:value-type="float">
            <text:p>12355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38.2" calcext:value-type="float">
            <text:p>38.20x</text:p>
          </table:table-cell>
          <table:table-cell table:style-name="ce3" table:formula="of:=[.G9]/[haskell.G9]" office:value-type="float" office:value="4.27005870841487" calcext:value-type="float">
            <text:p>4.27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office:value-type="float" office:value="0" calcext:value-type="float">
            <text:p>0</text:p>
          </table:table-cell>
          <table:table-cell office:value-type="float" office:value="422.23" calcext:value-type="float">
            <text:p>422.23</text:p>
          </table:table-cell>
          <table:table-cell office:value-type="float" office:value="537.76" calcext:value-type="float">
            <text:p>537.76</text:p>
          </table:table-cell>
          <table:table-cell office:value-type="float" office:value="27.83" calcext:value-type="float">
            <text:p>27.83</text:p>
          </table:table-cell>
          <table:table-cell table:style-name="ce1" office:value-type="string" calcext:value-type="string">
            <text:p>133%</text:p>
          </table:table-cell>
          <table:table-cell office:value-type="float" office:value="261776" calcext:value-type="float">
            <text:p>261776</text:p>
          </table:table-cell>
          <table:table-cell office:value-type="float" office:value="1096079" calcext:value-type="float">
            <text:p>1096079</text:p>
          </table:table-cell>
          <table:table-cell office:value-type="float" office:value="1073681" calcext:value-type="float">
            <text:p>1073681</text:p>
          </table:table-cell>
          <table:table-cell office:value-type="float" office:value="0" calcext:value-type="float">
            <text:p>0</text:p>
          </table:table-cell>
          <table:table-cell table:style-name="ce3" table:formula="of:=[.C10]/[haskell.C10]" office:value-type="float" office:value="1919.22727272727" calcext:value-type="float">
            <text:p>1919.23x</text:p>
          </table:table-cell>
          <table:table-cell table:style-name="ce3" table:formula="of:=[.G10]/[haskell.G10]" office:value-type="float" office:value="25.6140900195695" calcext:value-type="float">
            <text:p>25.61x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office:value-type="float" office:value="0" calcext:value-type="float">
            <text:p>0</text:p>
          </table:table-cell>
          <table:table-cell office:value-type="float" office:value="58.67" calcext:value-type="float">
            <text:p>58.67</text:p>
          </table:table-cell>
          <table:table-cell office:value-type="float" office:value="190.04" calcext:value-type="float">
            <text:p>190.04</text:p>
          </table:table-cell>
          <table:table-cell office:value-type="float" office:value="3.8" calcext:value-type="float">
            <text:p>3.8</text:p>
          </table:table-cell>
          <table:table-cell table:style-name="ce1" office:value-type="string" calcext:value-type="string">
            <text:p>330%</text:p>
          </table:table-cell>
          <table:table-cell office:value-type="float" office:value="371596" calcext:value-type="float">
            <text:p>371596</text:p>
          </table:table-cell>
          <table:table-cell office:value-type="float" office:value="28057" calcext:value-type="float">
            <text:p>28057</text:p>
          </table:table-cell>
          <table:table-cell office:value-type="float" office:value="27494" calcext:value-type="float">
            <text:p>27494</text:p>
          </table:table-cell>
          <table:table-cell office:value-type="float" office:value="0" calcext:value-type="float">
            <text:p>0</text:p>
          </table:table-cell>
          <table:table-cell table:style-name="ce3" table:formula="of:=[.C11]/[haskell.C11]" office:value-type="float" office:value="10.0462328767123" calcext:value-type="float">
            <text:p>10.05x</text:p>
          </table:table-cell>
          <table:table-cell table:style-name="ce3" table:formula="of:=[.G11]/[haskell.G11]" office:value-type="float" office:value="24.2556135770235" calcext:value-type="float">
            <text:p>24.26x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.97</text:p>
          </table:table-cell>
          <table:table-cell office:value-type="float" office:value="183.66" calcext:value-type="float">
            <text:p>183.66</text:p>
          </table:table-cell>
          <table:table-cell office:value-type="float" office:value="7.87" calcext:value-type="float">
            <text:p>7.87</text:p>
          </table:table-cell>
          <table:table-cell table:style-name="ce1" office:value-type="string" calcext:value-type="string">
            <text:p>336%</text:p>
          </table:table-cell>
          <table:table-cell office:value-type="float" office:value="428192" calcext:value-type="float">
            <text:p>428192</text:p>
          </table:table-cell>
          <table:table-cell office:value-type="float" office:value="25879" calcext:value-type="float">
            <text:p>25879</text:p>
          </table:table-cell>
          <table:table-cell office:value-type="float" office:value="40228" calcext:value-type="float">
            <text:p>40228</text:p>
          </table:table-cell>
          <table:table-cell office:value-type="float" office:value="0" calcext:value-type="float">
            <text:p>0</text:p>
          </table:table-cell>
          <table:table-cell table:style-name="ce3" table:formula="of:=[.C12]/[haskell.C12]" office:value-type="float" office:value="1139.4" calcext:value-type="float">
            <text:p>1139.40x</text:p>
          </table:table-cell>
          <table:table-cell table:style-name="ce3" table:formula="of:=[.G12]/[haskell.G12]" office:value-type="float" office:value="41.1406610299769" calcext:value-type="float">
            <text:p>41.14x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office:value-type="float" office:value="0" calcext:value-type="float">
            <text:p>0</text:p>
          </table:table-cell>
          <table:table-cell office:value-type="float" office:value="21.51" calcext:value-type="float">
            <text:p>21.51</text:p>
          </table:table-cell>
          <table:table-cell office:value-type="float" office:value="46.31" calcext:value-type="float">
            <text:p>46.31</text:p>
          </table:table-cell>
          <table:table-cell office:value-type="float" office:value="3.27" calcext:value-type="float">
            <text:p>3.27</text:p>
          </table:table-cell>
          <table:table-cell table:style-name="ce1" office:value-type="string" calcext:value-type="string">
            <text:p>230%</text:p>
          </table:table-cell>
          <table:table-cell office:value-type="float" office:value="654056" calcext:value-type="float">
            <text:p>654056</text:p>
          </table:table-cell>
          <table:table-cell office:value-type="float" office:value="111037" calcext:value-type="float">
            <text:p>111037</text:p>
          </table:table-cell>
          <table:table-cell office:value-type="float" office:value="125972" calcext:value-type="float">
            <text:p>125972</text:p>
          </table:table-cell>
          <table:table-cell office:value-type="float" office:value="0" calcext:value-type="float">
            <text:p>0</text:p>
          </table:table-cell>
          <table:table-cell table:style-name="ce3" table:formula="of:=[.C13]/[haskell.C13]" office:value-type="float" office:value="717" calcext:value-type="float">
            <text:p>717.00x</text:p>
          </table:table-cell>
          <table:table-cell table:style-name="ce3" table:formula="of:=[.G13]/[haskell.G13]" office:value-type="float" office:value="50.4517124344338" calcext:value-type="float">
            <text:p>50.45x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office:value-type="float" office:value="0" calcext:value-type="float">
            <text:p>0</text:p>
          </table:table-cell>
          <table:table-cell office:value-type="float" office:value="44.01" calcext:value-type="float">
            <text:p>44.01</text:p>
          </table:table-cell>
          <table:table-cell office:value-type="float" office:value="82.36" calcext:value-type="float">
            <text:p>82.36</text:p>
          </table:table-cell>
          <table:table-cell office:value-type="float" office:value="9.05" calcext:value-type="float">
            <text:p>9.05</text:p>
          </table:table-cell>
          <table:table-cell table:style-name="ce1" office:value-type="string" calcext:value-type="string">
            <text:p>207%</text:p>
          </table:table-cell>
          <table:table-cell office:value-type="float" office:value="34036" calcext:value-type="float">
            <text:p>34036</text:p>
          </table:table-cell>
          <table:table-cell office:value-type="float" office:value="356398" calcext:value-type="float">
            <text:p>356398</text:p>
          </table:table-cell>
          <table:table-cell office:value-type="float" office:value="410462" calcext:value-type="float">
            <text:p>410462</text:p>
          </table:table-cell>
          <table:table-cell office:value-type="float" office:value="0" calcext:value-type="float">
            <text:p>0</text:p>
          </table:table-cell>
          <table:table-cell table:style-name="ce3" table:formula="of:=[.C14]/[haskell.C14]" office:value-type="float" office:value="2200.5" calcext:value-type="float">
            <text:p>2200.50x</text:p>
          </table:table-cell>
          <table:table-cell table:style-name="ce3" table:formula="of:=[.G14]/[haskell.G14]" office:value-type="float" office:value="2.54455741626794" calcext:value-type="float">
            <text:p>2.54x</text:p>
          </table:table-cell>
        </table:table-row>
        <table:table-row table:style-name="ro1">
          <table:table-cell office:value-type="string" calcext:value-type="string">
            <text:p>synthetic_seq/SerialMsg</text:p>
          </table:table-cell>
          <table:table-cell table:number-columns-repeated="9" office:value-type="string" calcext:value-type="string">
            <text:p>timeout</text:p>
          </table:table-cell>
          <table:table-cell table:number-columns-repeated="2" table:style-name="Default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18.28" calcext:value-type="float">
            <text:p>18.28</text:p>
          </table:table-cell>
          <table:table-cell office:value-type="float" office:value="2.72" calcext:value-type="float">
            <text:p>2.72</text:p>
          </table:table-cell>
          <table:table-cell table:style-name="ce1" office:value-type="string" calcext:value-type="string">
            <text:p>252%</text:p>
          </table:table-cell>
          <table:table-cell office:value-type="float" office:value="75216" calcext:value-type="float">
            <text:p>75216</text:p>
          </table:table-cell>
          <table:table-cell office:value-type="float" office:value="106112" calcext:value-type="float">
            <text:p>106112</text:p>
          </table:table-cell>
          <table:table-cell office:value-type="float" office:value="130889" calcext:value-type="float">
            <text:p>130889</text:p>
          </table:table-cell>
          <table:table-cell office:value-type="float" office:value="0" calcext:value-type="float">
            <text:p>0</text:p>
          </table:table-cell>
          <table:table-cell table:style-name="ce3" table:formula="of:=[.C16]/[haskell.C16]" office:value-type="float" office:value="207.5" calcext:value-type="float">
            <text:p>207.50x</text:p>
          </table:table-cell>
          <table:table-cell table:style-name="ce3" table:formula="of:=[.G16]/[haskell.G16]" office:value-type="float" office:value="7.55787781350482" calcext:value-type="float">
            <text:p>7.56x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office:value-type="float" office:value="0" calcext:value-type="float">
            <text:p>0</text:p>
          </table:table-cell>
          <table:table-cell office:value-type="float" office:value="13.97" calcext:value-type="float">
            <text:p>13.97</text:p>
          </table:table-cell>
          <table:table-cell office:value-type="float" office:value="37.34" calcext:value-type="float">
            <text:p>37.34</text:p>
          </table:table-cell>
          <table:table-cell office:value-type="float" office:value="2.82" calcext:value-type="float">
            <text:p>2.82</text:p>
          </table:table-cell>
          <table:table-cell table:style-name="ce1" office:value-type="string" calcext:value-type="string">
            <text:p>287%</text:p>
          </table:table-cell>
          <table:table-cell office:value-type="float" office:value="377516" calcext:value-type="float">
            <text:p>377516</text:p>
          </table:table-cell>
          <table:table-cell office:value-type="float" office:value="119987" calcext:value-type="float">
            <text:p>119987</text:p>
          </table:table-cell>
          <table:table-cell office:value-type="float" office:value="98839" calcext:value-type="float">
            <text:p>98839</text:p>
          </table:table-cell>
          <table:table-cell office:value-type="float" office:value="0" calcext:value-type="float">
            <text:p>0</text:p>
          </table:table-cell>
          <table:table-cell table:style-name="ce3" table:formula="of:=[.C17]/[haskell.C17]" office:value-type="float" office:value="279.4" calcext:value-type="float">
            <text:p>279.40x</text:p>
          </table:table-cell>
          <table:table-cell table:style-name="ce3" table:formula="of:=[.G17]/[haskell.G17]" office:value-type="float" office:value="40.332905982906" calcext:value-type="float">
            <text:p>40.33x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office:value-type="float" office:value="0" calcext:value-type="float">
            <text:p>0</text:p>
          </table:table-cell>
          <table:table-cell office:value-type="float" office:value="284.71" calcext:value-type="float">
            <text:p>284.71</text:p>
          </table:table-cell>
          <table:table-cell office:value-type="float" office:value="796.65" calcext:value-type="float">
            <text:p>796.65</text:p>
          </table:table-cell>
          <table:table-cell office:value-type="float" office:value="91.47" calcext:value-type="float">
            <text:p>91.47</text:p>
          </table:table-cell>
          <table:table-cell table:style-name="ce1" office:value-type="string" calcext:value-type="string">
            <text:p>311%</text:p>
          </table:table-cell>
          <table:table-cell office:value-type="float" office:value="166128" calcext:value-type="float">
            <text:p>166128</text:p>
          </table:table-cell>
          <table:table-cell office:value-type="float" office:value="2440547" calcext:value-type="float">
            <text:p>2440547</text:p>
          </table:table-cell>
          <table:table-cell office:value-type="float" office:value="3996446" calcext:value-type="float">
            <text:p>3996446</text:p>
          </table:table-cell>
          <table:table-cell office:value-type="float" office:value="0" calcext:value-type="float">
            <text:p>0</text:p>
          </table:table-cell>
          <table:table-cell table:style-name="ce3" table:formula="of:=[.C18]/[haskell.C18]" office:value-type="float" office:value="1423.55" calcext:value-type="float">
            <text:p>1423.55x</text:p>
          </table:table-cell>
          <table:table-cell table:style-name="ce3" table:formula="of:=[.G18]/[haskell.G18]" office:value-type="float" office:value="16.6460921843687" calcext:value-type="float">
            <text:p>16.65x</text:p>
          </table:table-cell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ude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9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exitstatus</text:p>
          </table:table-cell>
          <table:table-cell office:value-type="string" calcext:value-type="string">
            <text:p>realtime(s)</text:p>
          </table:table-cell>
          <table:table-cell office:value-type="string" calcext:value-type="string">
            <text:p>usertime(s)</text:p>
          </table:table-cell>
          <table:table-cell office:value-type="string" calcext:value-type="string">
            <text:p>systemtime(s)</text:p>
          </table:table-cell>
          <table:table-cell office:value-type="string" calcext:value-type="string">
            <text:p>cpupercent</text:p>
          </table:table-cell>
          <table:table-cell office:value-type="string" calcext:value-type="string">
            <text:p>maxmemory(KB)</text:p>
          </table:table-cell>
          <table:table-cell office:value-type="string" calcext:value-type="string">
            <text:p>contextswitches(forced)</text:p>
          </table:table-cell>
          <table:table-cell office:value-type="string" calcext:value-type="string">
            <text:p><text:s/>contextswitches(coop)</text:p>
          </table:table-cell>
          <table:table-cell office:value-type="string" calcext:value-type="string">
            <text:p>pagefaults</text:p>
          </table:table-cell>
          <table:table-cell office:value-type="string" calcext:value-type="string">
            <text:p>vs haskell time</text:p>
          </table:table-cell>
          <table:table-cell table:style-name="ce10" office:value-type="string" calcext:value-type="string">
            <text:p>vs haskell mem</text:p>
          </table:table-cell>
        </table:table-row>
        <table:table-row table:style-name="ro1">
          <table:table-cell office:value-type="string" calcext:value-type="string">
            <text:p>synthetic_seq/BinarySearchTre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99%</text:p>
          </table:table-cell>
          <table:table-cell office:value-type="float" office:value="47896" calcext:value-type="float">
            <text:p>478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2]/[haskell.C2]" office:value-type="float" office:value="50" calcext:value-type="float">
            <text:p>50.00x</text:p>
          </table:table-cell>
          <table:table-cell table:formula="of:=[.G2]/[haskell.G2]" office:value-type="float" office:value="13.3638392857143" calcext:value-type="float">
            <text:p>13.36x</text:p>
          </table:table-cell>
        </table:table-row>
        <table:table-row table:style-name="ro1">
          <table:table-cell office:value-type="string" calcext:value-type="string">
            <text:p>synthetic_seq/FieldFuture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NaiveFib</text:p>
          </table:table-cell>
          <table:table-cell office:value-type="float" office:value="0" calcext:value-type="float">
            <text:p>0</text:p>
          </table:table-cell>
          <table:table-cell office:value-type="float" office:value="198.62" calcext:value-type="float">
            <text:p>198.62</text:p>
          </table:table-cell>
          <table:table-cell office:value-type="float" office:value="198.72" calcext:value-type="float">
            <text:p>198.7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00%</text:p>
          </table:table-cell>
          <table:table-cell office:value-type="float" office:value="38724" calcext:value-type="float">
            <text:p>3872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4]/[haskell.C4]" office:value-type="float" office:value="1805.63636363636" calcext:value-type="float">
            <text:p>1805.64x</text:p>
          </table:table-cell>
          <table:table-cell table:formula="of:=[.G4]/[haskell.G4]" office:value-type="float" office:value="9.92923076923077" calcext:value-type="float">
            <text:p>9.93x</text:p>
          </table:table-cell>
        </table:table-row>
        <table:table-row table:style-name="ro1">
          <table:table-cell office:value-type="string" calcext:value-type="string">
            <text:p>synthetic_seq/Rosetree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98" calcext:value-type="percentage">
            <text:p>98%</text:p>
          </table:table-cell>
          <table:table-cell office:value-type="float" office:value="39444" calcext:value-type="float">
            <text:p>394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5]/[haskell.C5]" office:value-type="float" office:value="29" calcext:value-type="float">
            <text:p>29.00x</text:p>
          </table:table-cell>
          <table:table-cell table:formula="of:=[.G5]/[haskell.G5]" office:value-type="float" office:value="11.5064177362894" calcext:value-type="float">
            <text:p>11.51x</text:p>
          </table:table-cell>
        </table:table-row>
        <table:table-row table:style-name="ro1">
          <table:table-cell office:value-type="string" calcext:value-type="string">
            <text:p>synthetic_seq/SumList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seq/ThreadRingLocal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AwaitOnField</text:p>
          </table:table-cell>
          <table:table-cell office:value-type="float" office:value="0" calcext:value-type="float">
            <text:p>0</text:p>
          </table:table-cell>
          <table:table-cell office:value-type="float" office:value="320.21" calcext:value-type="float">
            <text:p>320.21</text:p>
          </table:table-cell>
          <table:table-cell office:value-type="float" office:value="320.45" calcext:value-type="float">
            <text:p>320.45</text:p>
          </table:table-cell>
          <table:table-cell office:value-type="float" office:value="0.1" calcext:value-type="float">
            <text:p>0.1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672" calcext:value-type="float">
            <text:p>41672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8]/[haskell.C8]" office:value-type="float" office:value="3557.88888888889" calcext:value-type="float">
            <text:p>3557.89x</text:p>
          </table:table-cell>
          <table:table-cell table:formula="of:=[.G8]/[haskell.G8]" office:value-type="float" office:value="6.5645872715816" calcext:value-type="float">
            <text:p>6.56x</text:p>
          </table:table-cell>
        </table:table-row>
        <table:table-row table:style-name="ro1">
          <table:table-cell office:value-type="string" calcext:value-type="string">
            <text:p>synthetic_par/AwaitOnFut</text:p>
          </table:table-cell>
          <table:table-cell office:value-type="float" office:value="0" calcext:value-type="float">
            <text:p>0</text:p>
          </table:table-cell>
          <table:table-cell office:value-type="float" office:value="328.65" calcext:value-type="float">
            <text:p>328.65</text:p>
          </table:table-cell>
          <table:table-cell office:value-type="float" office:value="328.83" calcext:value-type="float">
            <text:p>328.83</text:p>
          </table:table-cell>
          <table:table-cell office:value-type="float" office:value="0.15" calcext:value-type="float">
            <text:p>0.15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1908" calcext:value-type="float">
            <text:p>41908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[.C9]/[haskell.C9]" office:value-type="float" office:value="6573" calcext:value-type="float">
            <text:p>6573.00x</text:p>
          </table:table-cell>
          <table:table-cell table:formula="of:=[.G9]/[haskell.G9]" office:value-type="float" office:value="6.83431180691455" calcext:value-type="float">
            <text:p>6.83x</text:p>
          </table:table-cell>
        </table:table-row>
        <table:table-row table:style-name="ro1">
          <table:table-cell office:value-type="string" calcext:value-type="string">
            <text:p>synthetic_par/Ban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BenchList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BenchMap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Bi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equences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erialMs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tressTest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SyncAsync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synthetic_par/ThreadRingCOG</text:p>
          </table:table-cell>
          <table:table-cell table:number-columns-repeated="4" office:value-type="string" calcext:value-type="string">
            <text:p>timeout</text:p>
          </table:table-cell>
          <table:table-cell table:style-name="ce7" office:value-type="string" calcext:value-type="string">
            <text:p>timeout</text:p>
          </table:table-cell>
          <table:table-cell table:number-columns-repeated="4" office:value-type="string" calcext:value-type="string">
            <text:p>timeout</text:p>
          </table:table-cell>
          <table:table-cell table:number-columns-repeated="2" table:style-name="ce7" office:value-type="string" calcext:value-type="string">
            <text:p>timeout</text:p>
          </table:table-cell>
        </table:table-row>
        <table:table-row table:style-name="ro1">
          <table:table-cell/>
          <table:table-cell table:style-name="Default" table:number-columns-repeated="9"/>
          <table:table-cell table:style-name="ce2"/>
          <table:table-cell table:style-name="Default"/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1"/>
      <number:text>x</number:text>
    </number:number-style>
    <number:number-style style:name="N123">
      <number:text>&gt;</number:text>
      <number:number number:decimal-places="2" loext:min-decimal-places="2" number:min-integer-digits="1"/>
      <number:text>x</number:text>
    </number:number-style>
    <number:number-style style:name="N124">
      <number:text>&gt;</number:text>
      <number:number number:decimal-places="2" loext:min-decimal-places="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1:09:05.255585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4:11:34.572594624</meta:creation-date>
    <dc:date>2015-09-29T12:22:38.658673556</dc:date>
    <meta:editing-duration>PT20H3M26S</meta:editing-duration>
    <meta:editing-cycles>151</meta:editing-cycles>
    <meta:generator>LibreOffice/5.0.1.2.0$Linux_X86_64 LibreOffice_project/00m0$Build-2</meta:generator>
    <meta:print-date>2015-06-17T14:43:03.487143604</meta:print-date>
    <meta:document-statistic meta:table-count="5" meta:cell-count="1080" meta:object-count="0"/>
  </office:meta>
</office:document-meta>
</file>